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9"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10"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11"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428b" officeooo:paragraph-rsid="0019c9e2" style:font-size-asian="9pt" style:font-weight-asian="normal" style:font-name-complex="Arial1" style:font-size-complex="9pt" style:font-weight-complex="normal"/>
    </style:style>
    <style:style style:name="P12"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3"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4"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5"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6"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7"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9pt" style:text-underline-style="none" fo:font-weight="normal" officeooo:rsid="00287e91" officeooo:paragraph-rsid="002f090d" style:font-size-asian="9pt" style:font-weight-asian="normal" style:font-name-complex="Arial1" style:font-size-complex="9pt" style:font-weight-complex="normal"/>
    </style:style>
    <style:style style:name="P18"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9pt" fo:font-weight="normal" officeooo:paragraph-rsid="002f090d" style:font-size-asian="9pt" style:font-weight-asian="normal" style:font-size-complex="9pt" style:font-weight-complex="normal"/>
    </style:style>
    <style:style style:name="P19"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20"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2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2"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3" style:family="paragraph" style:parent-style-name="ARIAL">
      <style:text-properties fo:font-weight="bold" officeooo:rsid="0020326b" officeooo:paragraph-rsid="0020326b" style:font-weight-asian="bold" style:font-weight-complex="bold"/>
    </style:style>
    <style:style style:name="P24" style:family="paragraph" style:parent-style-name="ARIAL">
      <style:text-properties fo:font-weight="bold" officeooo:paragraph-rsid="0020326b" style:font-weight-asian="bold" style:font-weight-complex="bold"/>
    </style:style>
    <style:style style:name="P25" style:family="paragraph" style:parent-style-name="ARIAL">
      <style:text-properties fo:font-weight="bold" officeooo:paragraph-rsid="003c5700" style:font-weight-asian="bold" style:font-weight-complex="bold"/>
    </style:style>
    <style:style style:name="P26" style:family="paragraph" style:parent-style-name="ARIAL">
      <style:text-properties fo:font-weight="bold" officeooo:paragraph-rsid="003f4321" style:font-weight-asian="bold" style:font-weight-complex="bold"/>
    </style:style>
    <style:style style:name="P27" style:family="paragraph" style:parent-style-name="ARIAL">
      <style:text-properties fo:font-weight="bold" officeooo:paragraph-rsid="00434f9f" style:font-weight-asian="bold" style:font-weight-complex="bold"/>
    </style:style>
    <style:style style:name="P28" style:family="paragraph" style:parent-style-name="ARIAL">
      <style:text-properties officeooo:paragraph-rsid="0020326b"/>
    </style:style>
    <style:style style:name="P29" style:family="paragraph" style:parent-style-name="ARIAL">
      <style:text-properties officeooo:paragraph-rsid="003c5700"/>
    </style:style>
    <style:style style:name="P30" style:family="paragraph" style:parent-style-name="ARIAL" style:list-style-name="L1">
      <style:text-properties officeooo:paragraph-rsid="0020326b"/>
    </style:style>
    <style:style style:name="P31" style:family="paragraph" style:parent-style-name="ARIAL" style:list-style-name="L2">
      <style:text-properties officeooo:paragraph-rsid="0020326b"/>
    </style:style>
    <style:style style:name="P32" style:family="paragraph" style:parent-style-name="ARIAL">
      <style:text-properties officeooo:paragraph-rsid="003f4321"/>
    </style:style>
    <style:style style:name="P33" style:family="paragraph" style:parent-style-name="ARIAL">
      <style:text-properties officeooo:paragraph-rsid="00412e63"/>
    </style:style>
    <style:style style:name="P34"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35"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36" style:family="paragraph" style:parent-style-name="ARIAL">
      <style:paragraph-properties fo:text-align="start" style:justify-single-word="false"/>
      <style:text-properties style:font-name="Arial1" fo:font-size="9pt" style:font-size-asian="9pt" style:font-size-complex="9pt"/>
    </style:style>
    <style:style style:name="P37" style:family="paragraph" style:parent-style-name="ARIAL">
      <style:paragraph-properties fo:text-align="start" style:justify-single-word="false"/>
    </style:style>
    <style:style style:name="P38" style:family="paragraph" style:parent-style-name="ARIAL">
      <style:text-properties officeooo:paragraph-rsid="00434f9f"/>
    </style:style>
    <style:style style:name="P39" style:family="paragraph" style:parent-style-name="Footnote">
      <style:text-properties style:font-name="Arial1" fo:font-size="7pt" style:font-size-asian="7pt" style:font-size-complex="7pt"/>
    </style:style>
    <style:style style:name="P40"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1"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break-before="pag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T1" style:family="text">
      <style:text-properties fo:color="#c9211e" loext:opacity="100%" fo:language="fr" fo:country="FR" fo:font-weight="normal" style:font-weight-asian="normal" style:font-weight-complex="normal"/>
    </style:style>
    <style:style style:name="T2" style:family="text">
      <style:text-properties fo:color="#c9211e" loext:opacity="100%" fo:language="fr" fo:country="FR" fo:font-weight="normal" officeooo:rsid="004828e8" style:font-weight-asian="normal" style:font-weight-complex="normal"/>
    </style:style>
    <style:style style:name="T3" style:family="text">
      <style:text-properties fo:color="#c9211e" loext:opacity="100%" fo:language="fr" fo:country="FR" fo:font-weight="normal" officeooo:rsid="0092813a" style:font-weight-asian="normal"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T7"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T8"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T9"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T10"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T11"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T12"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T13"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T14" style:family="text">
      <style:text-properties fo:color="#000000" loext:opacity="100%" style:font-name="Arial1" fo:font-size="9pt" fo:language="fr" fo:country="FR" fo:font-weight="normal" officeooo:rsid="003f4321" style:font-size-asian="9pt" style:font-weight-asian="normal" style:font-size-complex="9pt" style:font-weight-complex="normal"/>
    </style:style>
    <style:style style:name="T15" style:family="text">
      <style:text-properties fo:color="#000000" loext:opacity="100%" officeooo:rsid="00287e91" style:font-name-complex="Arial1"/>
    </style:style>
    <style:style style:name="T16" style:family="text">
      <style:text-properties fo:color="#000000" loext:opacity="100%" style:text-underline-style="none" officeooo:rsid="00287e91" style:font-name-complex="Arial1"/>
    </style:style>
    <style:style style:name="T17" style:family="text">
      <style:text-properties fo:color="#cc0000" loext:opacity="100%" fo:font-size="12pt" fo:font-weight="bold" officeooo:rsid="001550f7" style:font-size-asian="12pt" style:font-weight-asian="bold" style:font-size-complex="12pt" style:font-weight-complex="bold"/>
    </style:style>
    <style:style style:name="T18" style:family="text">
      <style:text-properties officeooo:rsid="00320176"/>
    </style:style>
    <style:style style:name="T19" style:family="text">
      <style:text-properties style:font-name-complex="Arial1"/>
    </style:style>
    <style:style style:name="T20" style:family="text">
      <style:text-properties officeooo:rsid="0028428b" style:font-name-complex="Arial1"/>
    </style:style>
    <style:style style:name="T21" style:family="text">
      <style:text-properties officeooo:rsid="00287e91" style:font-name-complex="Arial1"/>
    </style:style>
    <style:style style:name="T22" style:family="text">
      <style:text-properties fo:font-style="italic" officeooo:rsid="0028428b" style:font-style-asian="italic" style:font-name-complex="Arial1" style:font-style-complex="italic"/>
    </style:style>
    <style:style style:name="T23" style:family="text">
      <style:text-properties officeooo:rsid="00287e91"/>
    </style:style>
    <style:style style:name="T24" style:family="text">
      <style:text-properties officeooo:rsid="001550f7"/>
    </style:style>
    <style:style style:name="T25"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6" style:family="text">
      <style:text-properties fo:color="#ffffff" loext:opacity="100%" style:font-name="Arial1" fo:font-size="8pt" fo:font-weight="normal" officeooo:rsid="001487f2" style:font-size-asian="8pt" style:font-weight-asian="normal" style:font-size-complex="8pt" style:font-weight-complex="normal" loext:padding="0cm" loext:border="none"/>
    </style:style>
    <style:style style:name="T27" style:family="text">
      <style:text-properties style:font-name="Arial1" fo:font-size="9pt" style:font-size-asian="9pt" style:font-size-complex="9pt"/>
    </style:style>
    <style:style style:name="T28" style:family="text">
      <style:text-properties officeooo:rsid="002415e1"/>
    </style:style>
    <style:style style:name="T29" style:family="text">
      <style:text-properties officeooo:rsid="0024f6c3"/>
    </style:style>
    <style:style style:name="T30" style:family="text">
      <style:text-properties fo:font-size="11pt" fo:font-weight="bold" officeooo:rsid="001487f2" style:font-size-asian="11pt" style:font-weight-asian="bold" style:font-size-complex="11pt" style:font-weight-complex="bold"/>
    </style:style>
    <style:style style:name="T31" style:family="text">
      <style:text-properties officeooo:rsid="003c5700"/>
    </style:style>
    <style:style style:name="T32" style:family="text">
      <style:text-properties fo:font-weight="bold" style:font-weight-asian="bold" style:font-weight-complex="bold"/>
    </style:style>
    <style:style style:name="T33" style:family="text">
      <style:text-properties fo:font-weight="bold" officeooo:rsid="003c5700" style:font-weight-asian="bold" style:font-weight-complex="bold"/>
    </style:style>
    <style:style style:name="T34" style:family="text">
      <style:text-properties officeooo:rsid="003c6929"/>
    </style:style>
    <style:style style:name="T35" style:family="text">
      <style:text-properties officeooo:rsid="00434f9f"/>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DIFFUSIONS D’INFORMATIONS </text:span><text:span text:style-name="T5">-</text:span><text:span text:style-name="T17"> </text:span><text:span text:style-name="T30">Code du travail</text:span></text:p>
      <text:p text:style-name="P9">LUTTE CONTRE LES DISCRIMINATIONS</text:p>
      <text:p text:style-name="P34"/>
      <text:p text:style-name="P34">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9">Article 225-1 du Code pénal</text:p>
      <text:p text:style-name="P20"><text:span text:style-name="T22">Modifié par LOI n°2014-173 du 21 février 2014 - art. 15</text:span><text:span text:style-name="T19"><text:line-break/></text:span><text:span text:style-name="T20">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1">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8">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2">Article 225-3 du Code pénal<text:line-break/><text:span text:style-name="T23">Les dispositions de l'article précédent ne sont pas applicables :</text:span></text:p>
      <text:p text:style-name="P15">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5">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5">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5">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5">5° Aux refus d'embauche fondés sur la nationalité lorsqu'ils résultent de l'application des dispositions statutaires relatives à la fonction publique ;</text:p>
      <text:p text:style-name="P15">6° Aux discriminations liées au lieu de résidence lorsque la personne chargée de la fourniture d'un bien ou service se trouve en situation de danger manifeste.</text:p>
      <text:p text:style-name="P14">Les mesures prises en faveur des personnes résidant dans certaines zones géographiques et visant à favoriser l'égalité de traitement ne constituent pas une discrimination.</text:p>
      <text:p text:style-name="P16"><text:span text:style-name="T19">Article 225-3- 1 du Code pénal<text:line-break/></text:span><text:span text:style-name="T2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8"><text:soft-page-break/><text:span text:style-name="T15">Article 225-4 du Code pénal<text:line-break/></text:span><text:span text:style-name="T16">Les personnes morales déclarées responsables pénalement, dans les conditions prévues par l'article 121-2, des infractions</text:span></text:p>
      <text:p text:style-name="P17">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35"/>
      <text:p text:style-name="P22"><text:span text:style-name="T24">HARCÈLEMENT</text:span> MORAL</text:p>
      <text:p text:style-name="P37"><text:span text:style-name="Strong_20_Emphasis"><text:span text:style-name="T27">Article 222-33-2-2 du Code pénal</text:span></text:span></text:p>
      <text:p text:style-name="P36">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6"/>
      <text:p text:style-name="P21"><text:span text:style-name="Strong_20_Emphasis"><text:span text:style-name="T25">HARCÈLEMENT SEXUEL, </text:span></text:span></text:p>
      <text:p text:style-name="P23"><text:span text:style-name="T35">A</text:span>rticle L1153-5 du code du travail</text:p>
      <text:p text:style-name="P23">Article 222-33 du Code pénal</text:p>
      <text:p text:style-name="P28">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8">L'infraction est également constituée :</text:p>
      <text:p text:style-name="P28">1° Lorsque ces propos ou comportements sont imposés à une même victime par plusieurs personnes, de manière concertée ou à l'instigation de l'une d'elles, alors même que chacune de ces personnes n'a pas agi de façon répétée ;</text:p>
      <text:p text:style-name="P28">2° Lorsque ces propos ou comportements sont imposés à une même victime, successivement, par plusieurs personnes qui, même en l'absence de concertation, savent que ces propos ou comportements caractérisent une répétition.</text:p>
      <text:p text:style-name="P28">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8">III. - Les faits mentionnés aux I et II sont punis de deux ans d'emprisonnement et de 30 000 € d'amende.</text:p>
      <text:p text:style-name="P28">Ces peines sont portées à trois ans d'emprisonnement et 45 000 € d'amende lorsque les faits sont commis :</text:p>
      <text:p text:style-name="P28">1° Par une personne qui abuse de l'autorité que lui confèrent ses fonctions ;</text:p>
      <text:p text:style-name="P28">2° Sur un mineur de quinze ans ;</text:p>
      <text:p text:style-name="P28">3° Sur une personne dont la particulière vulnérabilité, due à son âge, à une maladie, à une infirmité, à une déficience physique ou psychique ou à un état de grossesse, est apparente ou connue de leur auteur ;</text:p>
      <text:p text:style-name="P28">4° Sur une personne dont la particulière vulnérabilité ou dépendance résultant de la précarité de sa situation économique ou sociale est apparente ou connue de leur auteur ;</text:p>
      <text:p text:style-name="P28">5° Par plusieurs personnes agissant en qualité d'auteur ou de complice ;</text:p>
      <text:p text:style-name="P28">6° Par l'utilisation d'un service de communication au public en ligne ou par le biais d'un support numérique ou électronique ;</text:p>
      <text:p text:style-name="P28">7° Alors qu'un mineur était présent et y a assisté ;</text:p>
      <text:p text:style-name="P28">8° Par un ascendant ou par toute autre personne ayant sur la victime une autorité de droit ou de fait.</text:p>
      <text:p text:style-name="P28"/>
      <text:p text:style-name="P24">Salarié, stagiaire, candidat, vous pensez être victime de harcèlement sexuel ?</text:p>
      <text:p text:style-name="P28">Pour des renseignements ou être accompagné dans vos démarches, vous pouvez contacter :</text:p>
      <text:p text:style-name="P32">Le médecin du travail / service de santé au travail : </text:p>
      <text:p text:style-name="P26">{service_de_sante_nom} - Tél. : {service_de_sante_telephone}</text:p>
      <text:p text:style-name="P38">L’inspection du travail [agent de contrôle compétent] : </text:p>
      <text:p text:style-name="P27">{inspection_du_travail_nom} <text:s/>Tél. : {inspection_du_travail_telephone} </text:p>
      <text:p text:style-name="P28">Le Défenseur des droits: 09.69.39.00.00 / Adresse : Défenseur des droits, Libre réponse 71120, 75342 Paris CEDEX 07 (inutile d’affranchir).</text:p>
      <text:p text:style-name="P28"/>
      <text:p text:style-name="P33">Le référent « lutte contre le harcèlement sexuel et les agissements sexistes » de l’entreprise </text:p>
      <text:p text:style-name="P33">[Obligation pour les entreprises d’au moins 250 salariés – article L. 1153-5-1 du code du travail] </text:p>
      <text:p text:style-name="P29"><text:span text:style-name="T32">Nom : </text:span><text:a xlink:type="simple" xlink:href="mailto:%7B@Nom_ref_harcelement" text:style-name="Internet_20_link" text:visited-style-name="Visited_20_Internet_20_Link"><text:span text:style-name="T33">{</text:span></text:a><text:span text:style-name="T33">referant_harcelement _250_nom}</text:span><text:span text:style-name="T32"> Tél. : </text:span><text:span text:style-name="T33">{referant_harcelement _250_telephone}</text:span></text:p>
      <text:p text:style-name="P33">Le référent « lutte contre le harcèlement sexuel et les agissements sexistes » du Comité social et économique </text:p>
      <text:p text:style-name="P33">[Si votre entreprise est doté d’un CSE – article L. 2314-1 du code du travail] </text:p>
      <text:p text:style-name="P25">Nom : <text:span text:style-name="T31">{referant_harcelement _nom}</text:span> Tél. : <text:span text:style-name="T31">{referant_harcelement _telephone}</text:span></text:p>
      <text:p text:style-name="P28"/>
      <text:p text:style-name="P28">Pour agir en justice, Vous pouvez :</text:p>
      <text:list xml:id="list3205751212" text:style-name="L1">
        <text:list-item>
          <text:p text:style-name="P30"><text:span text:style-name="T34">S</text:span>aisir le Conseil des prud’hommes pour manquement de l’employeur à ses obligations </text:p>
        </text:list-item>
        <text:list-item>
          <text:p text:style-name="P30">Porter plainte contre le harceleur <text:s/>:</text:p>
        </text:list-item>
      </text:list>
      <text:list xml:id="list289964358" text:style-name="L2">
        <text:list-item>
          <text:list>
            <text:list-item>
              <text:p text:style-name="P31">En vous adressant à un commissariat de police ou une brigade de gendarmerie</text:p>
            </text:list-item>
            <text:list-item>
              <text:p text:style-name="P31">En écrivant directement au procureur de la République à l’adresse du Tribunal de grande instance du lieu de l'infraction ou du domicile de l'auteur de l'infraction.</text:p>
            </text:list-item>
          </text:list>
        </text:list-item>
      </text:list>
      <text:p text:style-name="P3"/>
      <text:p text:style-name="P41"/>
      <text:p text:style-name="P8">MEMBRES DU COMITÉ <text:span text:style-name="T29">SOCIAL ECONOMIQUE</text:span> élus le<text:note text:id="ftn0" text:note-class="footnote"><text:note-citation>1</text:note-citation><text:note-body><text:p text:style-name="P39">Procès-verbal de carence (le cas échéant) : Voir cerfa à part n°15248*01 Autre numéro : CAR – EL02</text:p></text:note-body></text:note> :<text:span text:style-name="T28"> {membres_du_comite_entreprise_date}</text:span></text:p>
      <table:table table:name="Tableau2" table:style-name="Tableau2">
        <table:table-column table:style-name="Tableau2.A"/>
        <table:table-column table:style-name="Tableau2.B"/>
        <table:table-row table:style-name="TableLine3082981456192">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3082981467616">
          <table:table-cell table:style-name="Tableau2.A2" office:value-type="string">
            <text:p text:style-name="P7">{membres_du_comite_entreprise_titulaires}</text:p>
            <text:p text:style-name="P6"/>
            <text:p text:style-name="P6"/>
            <text:p text:style-name="P6"/>
            <text:p text:style-name="P6"/>
            <text:p text:style-name="P6"/>
          </table:table-cell>
          <table:table-cell table:style-name="Tableau2.B2" office:value-type="string">
            <text:p text:style-name="P7">{membres_du_comite_entreprise_suppleants}</text:p>
          </table:table-cell>
        </table:table-row>
      </table:table>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language="fr" fo:country="FR" fo:font-weight="normal" officeooo:rsid="004828e8" style:font-weight-asian="normal" style:font-weight-complex="normal"/>
    </style:style>
    <style:style style:name="MT2" style:family="text">
      <style:text-properties fo:color="#c9211e" loext:opacity="100%" fo:language="fr" fo:country="FR" fo:font-weight="normal" style:font-weight-asian="normal" style:font-weight-complex="normal"/>
    </style:style>
    <style:style style:name="MT3" style:family="text">
      <style:text-properties fo:color="#c9211e" loext:opacity="100%" fo:language="fr" fo:country="FR" fo:font-weight="normal" officeooo:rsid="0092813a" style:font-weight-asian="normal" style:font-weight-complex="normal"/>
    </style:style>
    <style:style style:name="MT4"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1" fo:font-size="9pt" fo:language="fr" fo:country="FR" fo:font-weight="normal" officeooo:rsid="003f4321" style:font-size-asian="9pt" style:font-weight-asian="normal" style:font-size-complex="9pt" style:font-weight-complex="normal"/>
    </style:style>
    <style:style style:name="MT10"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MT11"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MT12"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y="0.056cm" svg:width="2.117cm" svg:height="0.397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3</text:span><text:span text:style-name="MT10">.</text:span><text:span text:style-name="MT9">0</text:span><text:span text:style-name="MT8">-</text:span><text:span text:style-name="MT10">202</text:span><text:span text:style-name="MT11">20</text:span><text:span text:style-name="MT12">72</text:span><text:span text:style-name="MT9">5</text:span><text:span text:style-name="MT11"> - Page :</text:span><text:span text:style-name="MT11"><text:page-number text:select-page="current">3</text:page-number></text:span><text:span text:style-name="MT11">/</text:span><text:span text:style-name="MT11"><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7-25T21:00:52.670000000</dc:date>
    <meta:editing-duration>PT2H31M37S</meta:editing-duration>
    <meta:editing-cycles>38</meta:editing-cycles>
    <meta:generator>LibreOffice/7.2.7.2$Windows_X86_64 LibreOffice_project/8d71d29d553c0f7dcbfa38fbfda25ee34cce99a2</meta:generator>
    <meta:document-statistic meta:table-count="1" meta:image-count="1" meta:object-count="0" meta:page-count="3" meta:paragraph-count="65" meta:word-count="1759" meta:character-count="11108" meta:non-whitespace-character-count="9400"/>
  </office:meta>
</office:document-meta>
</file>